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Prestations" style:family="table">
      <style:table-properties style:width="16.658cm" table:align="right"/>
    </style:style>
    <style:style style:name="tabPrestations.A" style:family="table-column">
      <style:table-column-properties style:column-width="3.307cm"/>
    </style:style>
    <style:style style:name="tabPrestations.B" style:family="table-column">
      <style:table-column-properties style:column-width="3.344cm"/>
    </style:style>
    <style:style style:name="tabPrestations.C" style:family="table-column">
      <style:table-column-properties style:column-width="5.935cm"/>
    </style:style>
    <style:style style:name="tabPrestations.D" style:family="table-column">
      <style:table-column-properties style:column-width="2.021cm"/>
    </style:style>
    <style:style style:name="tabPrestations.E" style:family="table-column">
      <style:table-column-properties style:column-width="2.05cm"/>
    </style:style>
    <style:style style:name="tabPrestations.A1" style:family="table-cell">
      <style:table-cell-properties fo:padding="0.097cm" fo:border="none"/>
    </style:style>
    <style:style style:name="Table1" style:family="table">
      <style:table-properties style:width="16.671cm" table:align="margins"/>
    </style:style>
    <style:style style:name="Table1.A" style:family="table-column">
      <style:table-column-properties style:column-width="3.334cm" style:rel-column-width="13105*"/>
    </style:style>
    <style:style style:name="Table1.C" style:family="table-column">
      <style:table-column-properties style:column-width="5.939cm" style:rel-column-width="23347*"/>
    </style:style>
    <style:style style:name="Table1.D" style:family="table-column">
      <style:table-column-properties style:column-width="2.028cm" style:rel-column-width="7974*"/>
    </style:style>
    <style:style style:name="Table1.E" style:family="table-column">
      <style:table-column-properties style:column-width="2.036cm" style:rel-column-width="8004*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fo:padding="0.097cm" fo:border-left="none" fo:border-right="none" fo:border-top="0.002cm solid #000000" fo:border-bottom="none"/>
    </style:style>
    <style:style style:name="tabFortune" style:family="table">
      <style:table-properties style:width="16.658cm" table:align="right"/>
    </style:style>
    <style:style style:name="tabFortune.A" style:family="table-column">
      <style:table-column-properties style:column-width="13.06cm"/>
    </style:style>
    <style:style style:name="tabFortune.B" style:family="table-column">
      <style:table-column-properties style:column-width="3.598cm"/>
    </style:style>
    <style:style style:name="tabFortune.A1" style:family="table-cell">
      <style:table-cell-properties fo:padding="0.097cm" fo:border="none"/>
    </style:style>
    <style:style style:name="tabRevenus" style:family="table">
      <style:table-properties style:width="16.639cm" fo:margin-left="0.032cm" fo:margin-right="0cm" table:align="margins"/>
    </style:style>
    <style:style style:name="tabRevenus.A" style:family="table-column">
      <style:table-column-properties style:column-width="13.04cm" style:rel-column-width="51362*"/>
    </style:style>
    <style:style style:name="tabRevenus.B" style:family="table-column">
      <style:table-column-properties style:column-width="3.598cm" style:rel-column-width="14173*"/>
    </style:style>
    <style:style style:name="tabRevenus.A1" style:family="table-cell">
      <style:table-cell-properties fo:padding="0.097cm" fo:border="none"/>
    </style:style>
    <style:style style:name="tabDepenses" style:family="table">
      <style:table-properties style:width="16.658cm" table:align="right"/>
    </style:style>
    <style:style style:name="tabDepenses.A" style:family="table-column">
      <style:table-column-properties style:column-width="13.06cm"/>
    </style:style>
    <style:style style:name="tabDepenses.B" style:family="table-column">
      <style:table-column-properties style:column-width="3.598cm"/>
    </style:style>
    <style:style style:name="tabDepenses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line-height="0.75cm" fo:text-align="justify" style:justify-single-word="false"/>
      <style:text-properties style:font-name="Arial" fo:font-size="13pt" style:text-underline-style="none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keep-together="always" fo:background-color="transparent" style:shadow="none" fo:keep-with-next="auto">
        <style:tab-stops/>
        <style:background-image/>
      </style:paragraph-properties>
      <style:text-properties style:font-name="Arial" fo:font-size="11pt" style:font-size-asian="11pt" style:font-size-complex="11pt"/>
    </style:style>
    <style:style style:name="P10" style:family="paragraph" style:parent-style-name="Text_20_body">
      <style:text-properties style:font-name="Arial" fo:font-size="11pt" style:font-size-asian="11pt" style:font-size-complex="11pt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13" style:family="paragraph" style:parent-style-name="Text_20_body" style:master-page-name="">
      <style:paragraph-properties fo:margin-top="0cm" fo:margin-bottom="0cm" style:page-number="auto" fo:keep-with-next="always"/>
      <style:text-properties style:font-name="Arial" fo:font-size="11pt" style:font-size-asian="11pt" style:font-size-complex="11pt"/>
    </style:style>
    <style:style style:name="P14" style:family="paragraph" style:parent-style-name="Text_20_body" style:master-page-name="">
      <style:paragraph-properties fo:margin-top="0.21cm" fo:margin-bottom="0cm" style:page-number="auto" fo:keep-with-next="auto"/>
      <style:text-properties style:font-name="Arial" fo:font-size="11pt" style:font-size-asian="11pt" style:font-size-complex="11pt"/>
    </style:style>
    <style:style style:name="P15" style:family="paragraph" style:parent-style-name="Text_20_body" style:master-page-name="">
      <style:paragraph-properties fo:margin-top="0.21cm" fo:margin-bottom="0cm" style:page-number="auto" fo:keep-with-next="always"/>
      <style:text-properties style:font-name="Arial" fo:font-size="11pt" style:font-size-asian="11pt" style:font-size-complex="11pt"/>
    </style:style>
    <style:style style:name="P16" style:family="paragraph" style:parent-style-name="Text_20_body">
      <style:paragraph-properties fo:margin-top="0.21cm" fo:margin-bottom="0.21cm" fo:keep-with-next="always"/>
      <style:text-properties style:font-name="Arial"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0" style:family="paragraph" style:parent-style-name="Table_20_Contents">
      <style:paragraph-properties fo:text-align="end" style:justify-single-word="false" fo:keep-with-next="always"/>
      <style:text-properties style:font-name="Arial" fo:font-size="11pt" style:font-size-asian="11pt" style:font-size-complex="11pt"/>
    </style:style>
    <style:style style:name="P21" style:family="paragraph" style:parent-style-name="Table_20_Contents">
      <style:paragraph-properties fo:margin-left="-0.078cm" fo:margin-right="-0.002cm" fo:text-indent="0cm" style:auto-text-indent="false"/>
      <style:text-properties style:font-name="Arial"/>
    </style:style>
    <style:style style:name="P22" style:family="paragraph" style:parent-style-name="Table_20_Contents">
      <style:paragraph-properties fo:margin-left="-0.078cm" fo:margin-right="-0.002cm" fo:text-indent="0cm" style:auto-text-indent="false" fo:keep-with-next="always"/>
      <style:text-properties style:font-name="Arial" fo:font-size="11pt" style:font-size-asian="11pt" style:font-size-complex="11pt"/>
    </style:style>
    <style:style style:name="P23" style:family="paragraph" style:parent-style-name="Table_20_Contents">
      <style:paragraph-properties fo:margin-left="-0.097cm" fo:margin-right="-0.002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24" style:family="paragraph" style:parent-style-name="Table_20_Contents">
      <style:paragraph-properties fo:margin-left="-0.116cm" fo:margin-right="-0.002cm" fo:text-indent="0cm" style:auto-text-indent="false" fo:keep-with-next="always"/>
      <style:text-properties style:font-name="Arial" fo:font-size="11pt" style:font-size-asian="11pt" style:font-size-complex="11pt"/>
    </style:style>
    <style:style style:name="P25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6" style:family="paragraph" style:parent-style-name="Text_20_body" style:list-style-name="L1">
      <style:text-properties style:font-name="Arial" fo:font-size="11pt" style:font-size-asian="11pt" style:font-size-complex="11pt"/>
    </style:style>
    <style:style style:name="P27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%#include PCheaderComAda#%</text:p>
      <text:p text:style-name="P3"/>
      <text:p text:style-name="P3">%=LABEL_NSS=% %=NSS=%</text:p>
      <text:p text:style-name="P3">%=LABEL_AYANT_DROIT=% %=NOM_AYANT_DROIT=%</text:p>
      <text:p text:style-name="P6">%=TITRE=%</text:p>
      <text:p text:style-name="P9"/>
      <text:p text:style-name="P11">%=CONTENU0=%</text:p>
      <table:table table:name="tabPrestations" table:style-name="tabPrestations">
        <table:table-column table:style-name="tabPrestations.A"/>
        <table:table-column table:style-name="tabPrestations.B"/>
        <table:table-column table:style-name="tabPrestations.C"/>
        <table:table-column table:style-name="tabPrestations.D"/>
        <table:table-column table:style-name="tabPrestations.E"/>
        <table:table-row>
          <table:table-cell table:style-name="tabPrestations.A1" office:value-type="string">
            <text:p text:style-name="P12">%=GENRE=%</text:p>
          </table:table-cell>
          <table:table-cell table:style-name="tabPrestations.A1" office:value-type="string">
            <text:p text:style-name="P17"/>
          </table:table-cell>
          <table:table-cell table:style-name="tabPrestations.A1" office:value-type="string">
            <text:p text:style-name="P17"/>
          </table:table-cell>
          <table:table-cell table:style-name="tabPrestations.A1" office:value-type="string">
            <text:p text:style-name="P19">%=ANNEE_PRECEDENTE=%</text:p>
          </table:table-cell>
          <table:table-cell table:style-name="tabPrestations.A1" office:value-type="string">
            <text:p text:style-name="P19">%=ANNEE=%</text:p>
          </table:table-cell>
        </table:table-row>
        <table:table-row>
          <table:table-cell table:style-name="tabPrestations.A1" office:value-type="string">
            <text:p text:style-name="P21"><text:span text:style-name="T3">%{ligne}% </text:span><text:span text:style-name="T4">%=DESIGNATION_DF=%</text:span></text:p>
          </table:table-cell>
          <table:table-cell table:style-name="tabPrestations.A1" office:value-type="string">
            <text:p text:style-name="P17">%=NSS_BENEFICIAIRE=%</text:p>
          </table:table-cell>
          <table:table-cell table:style-name="tabPrestations.A1" office:value-type="string">
            <text:p text:style-name="P17">%=NOM_BENEFICIAIRE=%</text:p>
          </table:table-cell>
          <table:table-cell table:style-name="tabPrestations.A1" office:value-type="string">
            <text:p text:style-name="P18">%=MONTANT_DF_PRECEDENT=%</text:p>
          </table:table-cell>
          <table:table-cell table:style-name="tabPrestations.A1" office:value-type="string">
            <text:p text:style-name="P18">%=MONTANT_DF=%</text:p>
          </table:table-cell>
        </table:table-row>
      </table:table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7"/>
          </table:table-cell>
          <table:table-cell table:style-name="Table1.C1" office:value-type="string">
            <text:p text:style-name="P17">%=LABEL_TOTAL_MENSUEL=%</text:p>
          </table:table-cell>
          <table:table-cell table:style-name="Table1.C1" office:value-type="string">
            <text:p text:style-name="P18">%=TOTAL_DF_PRECEDENT=%</text:p>
          </table:table-cell>
          <table:table-cell table:style-name="Table1.C1" office:value-type="string">
            <text:p text:style-name="P18">%=TOTAL_DF=%</text:p>
          </table:table-cell>
        </table:table-row>
      </table:table>
      <text:p text:style-name="P4"/>
      <text:p text:style-name="P10">%=remLineWhenBlank(HOME_MEDICALISE,4)=%</text:p>
      <text:list xml:id="list33655065" text:style-name="L1">
        <text:list-item>
          <text:p text:style-name="P26">%=PAIEMENT0=%</text:p>
        </text:list-item>
        <text:list-item>
          <text:p text:style-name="P26">%=PAIEMENT1=%</text:p>
        </text:list-item>
        <text:list-item>
          <text:p text:style-name="P26">%=PAIEMENT2=%</text:p>
        </text:list-item>
      </text:list>
      <text:p text:style-name="P10">%=CONTENU1=%</text:p>
      <text:p text:style-name="P13">%=LABEL_FORTUNE=%</text:p>
      <table:table table:name="tabFortune" table:style-name="tabFortune">
        <table:table-column table:style-name="tabFortune.A"/>
        <table:table-column table:style-name="tabFortune.B"/>
        <table:table-row>
          <table:table-cell table:style-name="tabFortune.A1" office:value-type="string">
            <text:p text:style-name="P22"><text:span text:style-name="T3">%{HEADER_ROWS:0}%%{ligneFORTUNE}% </text:span>%=DESIGNATION_FORTUNE=%</text:p>
          </table:table-cell>
          <table:table-cell table:style-name="tabFortune.A1" office:value-type="string">
            <text:p text:style-name="P20">%=MONTANT_FORTUNE=%</text:p>
          </table:table-cell>
        </table:table-row>
      </table:table>
      <text:p text:style-name="P14"/>
      <text:p text:style-name="P15">%=LABEL_REVENUS=%</text:p>
      <table:table table:name="tabRevenus" table:style-name="tabRevenus">
        <table:table-column table:style-name="tabRevenus.A"/>
        <table:table-column table:style-name="tabRevenus.B"/>
        <table:table-row>
          <table:table-cell table:style-name="tabRevenus.A1" office:value-type="string">
            <text:p text:style-name="P24"><text:span text:style-name="T3">%{HEADER_ROWS:0}%%{ligneREVENUS}% </text:span>%=DESIGNATION_REVENUS=%</text:p>
          </table:table-cell>
          <table:table-cell table:style-name="tabRevenus.A1" office:value-type="string">
            <text:p text:style-name="P20">%=MONTANT_REVENUS=%</text:p>
          </table:table-cell>
        </table:table-row>
      </table:table>
      <text:p text:style-name="P14"/>
      <text:p text:style-name="P15">%=LABEL_DEPENSES=%</text:p>
      <table:table table:name="tabDepenses" table:style-name="tabDepenses">
        <table:table-column table:style-name="tabDepenses.A"/>
        <table:table-column table:style-name="tabDepenses.B"/>
        <table:table-row>
          <table:table-cell table:style-name="tabDepenses.A1" office:value-type="string">
            <text:p text:style-name="P24"><text:span text:style-name="T3">%{HEADER_ROWS:0}%%{ligneDEPENSES}% </text:span>%=DESIGNATION_DEPENSES=%</text:p>
          </table:table-cell>
          <table:table-cell table:style-name="tabDepenses.A1" office:value-type="string">
            <text:p text:style-name="P20">%=MONTANT_DEPENSES=%</text:p>
          </table:table-cell>
        </table:table-row>
      </table:table>
      <text:p text:style-name="P16">%=CONTENU2=%</text:p>
      <text:p text:style-name="P10">%=CONTENU3=%</text:p>
      <text:p text:style-name="P10">%=POLITESSE=%</text:p>
      <text:p text:style-name="P5"/>
      <text:p text:style-name="P8"><text:tab/><text:span text:style-name="T2">%#include PCsignature#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661cm" fo:margin-bottom="1.505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communicat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5-01-05T13:49:06.53</dc:date>
    <meta:print-date>2011-02-22T10:58:36</meta:print-date>
    <meta:editing-cycles>173</meta:editing-cycles>
    <meta:editing-duration>P1DT12H51M9S</meta:editing-duration>
    <dc:creator>Sébastien Chèvre</dc:creator>
    <meta:document-statistic meta:table-count="5" meta:image-count="0" meta:object-count="0" meta:page-count="1" meta:paragraph-count="36" meta:word-count="54" meta:character-count="852"/>
    <meta:user-defined meta:name="Info 1"/>
    <meta:user-defined meta:name="Info 2"/>
    <meta:user-defined meta:name="Info 3"/>
    <meta:user-defined meta:name="Info 4"/>
  </office:meta>
</office:document-meta>
</file>